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Falkinho I Triplo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250000" calcext:value-type="float">
            <text:p>2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0000" calcext:value-type="float">
            <text:p>29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3000" calcext:value-type="float">
            <text:p>23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?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alcao I SSTO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EO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NOT</text:p>
          </table:table-cell>
          <table:table-cell table:style-name="ce9" office:value-type="float" office:value="18000" calcext:value-type="float">
            <text:p>180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Single Stage to Orbit</text:p>
          </table:table-cell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Falca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NOT</text:p>
          </table:table-cell>
          <table:table-cell table:style-name="ce9" office:value-type="float" office:value="27000" calcext:value-type="float">
            <text:p>27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0:36:11.32472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20-08-05T20:37:36.978867361</dc:date>
    <meta:editing-duration>PT10H14M28S</meta:editing-duration>
    <meta:editing-cycles>210</meta:editing-cycles>
    <meta:generator>LibreOffice/6.1.5.2$Linux_X86_64 LibreOffice_project/10$Build-2</meta:generator>
    <meta:document-statistic meta:table-count="1" meta:cell-count="737" meta:object-count="0"/>
  </office:meta>
</office:document-meta>
</file>